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0%"/>
      <style:text-properties style:font-name="Arial" fo:font-size="10pt" officeooo:rsid="002706c6" officeooo:paragraph-rsid="002706c6" style:font-size-asian="10pt" style:font-size-complex="10pt"/>
    </style:style>
    <style:style style:name="P2" style:family="paragraph" style:parent-style-name="Standard">
      <style:paragraph-properties fo:line-height="120%"/>
      <style:text-properties style:font-name="Arial" fo:font-size="10pt" officeooo:rsid="00263e0a" officeooo:paragraph-rsid="00263e0a" style:font-size-asian="10pt" style:font-size-complex="10pt"/>
    </style:style>
    <style:style style:name="P3" style:family="paragraph" style:parent-style-name="Standard">
      <style:paragraph-properties fo:line-height="120%"/>
      <style:text-properties style:font-name="Arial" fo:font-size="10pt" officeooo:rsid="00235e5e" officeooo:paragraph-rsid="00235e5e" style:font-size-asian="10pt" style:font-size-complex="10pt"/>
    </style:style>
    <style:style style:name="P4" style:family="paragraph" style:parent-style-name="Standard">
      <style:paragraph-properties fo:line-height="120%"/>
      <style:text-properties style:font-name="Arial" fo:font-size="10pt" officeooo:rsid="002170c8" officeooo:paragraph-rsid="002170c8" style:font-size-asian="10pt" style:font-size-complex="10pt"/>
    </style:style>
    <style:style style:name="P5" style:family="paragraph" style:parent-style-name="Standard">
      <style:paragraph-properties fo:line-height="120%"/>
      <style:text-properties style:font-name="Arial" fo:font-size="10pt" officeooo:rsid="002090ec" officeooo:paragraph-rsid="002090ec" style:font-size-asian="10pt" style:font-size-complex="10pt"/>
    </style:style>
    <style:style style:name="P6" style:family="paragraph" style:parent-style-name="Standard">
      <style:paragraph-properties fo:line-height="120%"/>
      <style:text-properties style:font-name="Arial" fo:font-size="10pt" officeooo:rsid="001e94c0" officeooo:paragraph-rsid="001e94c0" style:font-size-asian="10pt" style:font-size-complex="10pt"/>
    </style:style>
    <style:style style:name="P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Courier New" fo:font-size="10pt" style:font-size-asian="10pt"/>
    </style:style>
    <style:style style:name="P8" style:family="paragraph" style:parent-style-name="Standard">
      <style:paragraph-properties fo:margin-left="0cm" fo:margin-right="0cm" fo:margin-top="0cm" fo:margin-bottom="0cm" loext:contextual-spacing="false" fo:line-height="100%" fo:text-align="start" style:justify-single-word="false" fo:text-indent="0cm" style:auto-text-indent="false"/>
    </style:style>
    <style:style style:name="P9" style:family="paragraph" style:parent-style-name="Standard" style:master-page-name="">
      <style:paragraph-properties fo:margin-left="0cm" fo:margin-right="-1.101cm" fo:margin-top="0cm" fo:margin-bottom="0cm" loext:contextual-spacing="false" fo:line-height="100%" fo:text-align="start" style:justify-single-word="false" fo:text-indent="0cm" style:auto-text-indent="false" style:page-number="auto"/>
    </style:style>
    <style:style style:name="P10" style:family="paragraph" style:parent-style-name="Standard">
      <style:paragraph-properties fo:margin-top="0cm" fo:margin-bottom="0.199cm" loext:contextual-spacing="false" fo:line-height="120%"/>
      <style:text-properties style:font-name="Arial" fo:font-size="10pt" officeooo:rsid="0025fa33" officeooo:paragraph-rsid="002fa45f" style:font-size-asian="10pt" style:font-size-complex="10pt"/>
    </style:style>
    <style:style style:name="P11" style:family="paragraph" style:parent-style-name="Standard">
      <style:paragraph-properties fo:margin-top="0cm" fo:margin-bottom="0.199cm" loext:contextual-spacing="false" fo:line-height="120%"/>
      <style:text-properties style:font-name="Arial" officeooo:paragraph-rsid="0030b694"/>
    </style:style>
    <style:style style:name="P12" style:family="paragraph" style:parent-style-name="Standard">
      <style:paragraph-properties fo:margin-top="0cm" fo:margin-bottom="0.199cm" loext:contextual-spacing="false" fo:line-height="120%"/>
      <style:text-properties style:font-name="Arial" fo:font-size="14pt" officeooo:rsid="0030b694" officeooo:paragraph-rsid="0030b694" style:font-size-asian="12.25pt" style:font-size-complex="14pt"/>
    </style:style>
    <style:style style:name="P13" style:family="paragraph" style:parent-style-name="Standard">
      <style:paragraph-properties fo:margin-top="0cm" fo:margin-bottom="0.199cm" loext:contextual-spacing="false" fo:line-height="120%"/>
      <style:text-properties style:font-name="Arial" fo:font-size="10pt" officeooo:paragraph-rsid="0030da0d" style:font-size-asian="10pt" style:font-size-complex="10pt"/>
    </style:style>
    <style:style style:name="P14" style:family="paragraph" style:parent-style-name="Standard">
      <style:paragraph-properties fo:margin-top="0cm" fo:margin-bottom="0.199cm" loext:contextual-spacing="false" fo:line-height="120%"/>
      <style:text-properties style:font-name="Arial" fo:font-size="10pt" officeooo:rsid="003277ce" officeooo:paragraph-rsid="003277ce" style:font-size-asian="8.75pt" style:font-size-complex="10pt"/>
    </style:style>
    <style:style style:name="P15" style:family="paragraph" style:parent-style-name="Standard">
      <style:paragraph-properties fo:margin-top="0cm" fo:margin-bottom="0.199cm" loext:contextual-spacing="false" fo:line-height="120%"/>
      <style:text-properties style:font-name="Arial" fo:font-size="10pt" officeooo:rsid="0033ee09" officeooo:paragraph-rsid="0033ee09" style:font-size-asian="8.75pt" style:font-size-complex="10pt"/>
    </style:style>
    <style:style style:name="P16" style:family="paragraph" style:parent-style-name="Standard">
      <style:paragraph-properties fo:margin-top="0cm" fo:margin-bottom="0.199cm" loext:contextual-spacing="false" fo:line-height="120%"/>
      <style:text-properties style:font-name="Arial" fo:font-size="10pt" officeooo:rsid="0034d1ba" officeooo:paragraph-rsid="0034d1ba" style:font-size-asian="8.75pt" style:font-size-complex="10pt"/>
    </style:style>
    <style:style style:name="P17" style:family="paragraph" style:parent-style-name="Standard">
      <style:paragraph-properties fo:margin-top="0cm" fo:margin-bottom="0.199cm" loext:contextual-spacing="false" fo:line-height="120%"/>
      <style:text-properties style:font-name="Arial" fo:font-size="10pt" officeooo:rsid="0034d1ba" officeooo:paragraph-rsid="00365a2f" style:font-size-asian="8.75pt" style:font-size-complex="10pt"/>
    </style:style>
    <style:style style:name="P18" style:family="paragraph" style:parent-style-name="Standard">
      <style:paragraph-properties fo:margin-top="0cm" fo:margin-bottom="0.199cm" loext:contextual-spacing="false" fo:line-height="120%"/>
      <style:text-properties style:font-name="Arial" fo:font-size="10pt" officeooo:rsid="00365a2f" officeooo:paragraph-rsid="00365a2f" style:font-size-asian="8.75pt" style:font-size-complex="10pt"/>
    </style:style>
    <style:style style:name="P19" style:family="paragraph" style:parent-style-name="Standard">
      <style:paragraph-properties fo:margin-top="0cm" fo:margin-bottom="0.199cm" loext:contextual-spacing="false" fo:line-height="120%"/>
      <style:text-properties style:font-name="Arial" fo:font-size="10pt" officeooo:rsid="00398fc8" officeooo:paragraph-rsid="00398fc8" style:font-size-asian="8.75pt" style:font-size-complex="10pt"/>
    </style:style>
    <style:style style:name="P20" style:family="paragraph" style:parent-style-name="Standard">
      <style:paragraph-properties fo:margin-top="0cm" fo:margin-bottom="0.199cm" loext:contextual-spacing="false" fo:line-height="120%"/>
      <style:text-properties style:font-name="Arial" fo:font-size="14pt" officeooo:rsid="003238f8" officeooo:paragraph-rsid="003238f8" style:font-size-asian="12.25pt" style:font-size-complex="14pt"/>
    </style:style>
    <style:style style:name="P21" style:family="paragraph" style:parent-style-name="Standard">
      <style:paragraph-properties fo:margin-top="0cm" fo:margin-bottom="0.199cm" loext:contextual-spacing="false" fo:line-height="120%"/>
      <style:text-properties style:font-name="Arial" fo:font-size="14pt" officeooo:rsid="0034d1ba" officeooo:paragraph-rsid="0034d1ba" style:font-size-asian="12.25pt" style:font-size-complex="14pt"/>
    </style:style>
    <style:style style:name="P22" style:family="paragraph" style:parent-style-name="Standard">
      <style:paragraph-properties fo:margin-top="0cm" fo:margin-bottom="0.199cm" loext:contextual-spacing="false" fo:line-height="120%"/>
      <style:text-properties style:font-name="Arial" fo:font-size="14pt" officeooo:rsid="00365a2f" officeooo:paragraph-rsid="00365a2f" style:font-size-asian="12.25pt" style:font-size-complex="14pt"/>
    </style:style>
    <style:style style:name="P23" style:family="paragraph" style:parent-style-name="Standard">
      <style:paragraph-properties fo:margin-top="0cm" fo:margin-bottom="0.199cm" loext:contextual-spacing="false" fo:line-height="120%"/>
      <style:text-properties style:font-name="Arial" fo:font-size="14pt" officeooo:rsid="00398fc8" officeooo:paragraph-rsid="00398fc8" style:font-size-asian="12.25pt" style:font-size-complex="14pt"/>
    </style:style>
    <style:style style:name="P24" style:family="paragraph" style:parent-style-name="Standard">
      <style:paragraph-properties fo:margin-top="0cm" fo:margin-bottom="0.199cm" loext:contextual-spacing="false" fo:line-height="120%"/>
      <style:text-properties officeooo:paragraph-rsid="00365a2f"/>
    </style:style>
    <style:style style:name="P25" style:family="paragraph" style:parent-style-name="Standard">
      <style:paragraph-properties fo:margin-top="0cm" fo:margin-bottom="0.199cm" loext:contextual-spacing="false" fo:line-height="120%" fo:break-before="page"/>
      <style:text-properties style:font-name="Arial" fo:font-size="18pt" officeooo:rsid="0034d1ba" officeooo:paragraph-rsid="0034d1ba" style:font-size-asian="15.75pt" style:font-size-complex="18pt"/>
    </style:style>
    <style:style style:name="P26" style:family="paragraph" style:parent-style-name="Standard">
      <style:paragraph-properties fo:margin-top="0cm" fo:margin-bottom="0.199cm" loext:contextual-spacing="false" fo:line-height="120%" fo:break-before="page"/>
      <style:text-properties style:font-name="Arial" fo:font-size="18pt" officeooo:rsid="003c287a" officeooo:paragraph-rsid="003c287a" style:font-size-asian="15.75pt" style:font-size-complex="18pt"/>
    </style:style>
    <style:style style:name="P27" style:family="paragraph" style:parent-style-name="Standard">
      <style:paragraph-properties fo:margin-top="0cm" fo:margin-bottom="0cm" loext:contextual-spacing="false" fo:line-height="100%"/>
      <style:text-properties style:font-name="Arial" fo:font-size="10pt" officeooo:rsid="0029cb07" officeooo:paragraph-rsid="0029cb07" style:font-size-asian="8.75pt" style:font-size-complex="10pt"/>
    </style:style>
    <style:style style:name="P28" style:family="paragraph" style:parent-style-name="Standard">
      <style:paragraph-properties fo:margin-left="0cm" fo:margin-right="0cm" fo:text-align="start" style:justify-single-word="false" fo:text-indent="0cm" style:auto-text-indent="false"/>
    </style:style>
    <style:style style:name="P29" style:family="paragraph" style:parent-style-name="Text_20_body">
      <style:paragraph-properties fo:margin-top="0cm" fo:margin-bottom="0.199cm" loext:contextual-spacing="false" fo:line-height="120%" fo:break-before="page"/>
      <style:text-properties style:font-name="Arial" fo:font-size="18pt" style:font-size-asian="18pt" style:font-size-complex="18pt"/>
    </style:style>
    <style:style style:name="P30" style:family="paragraph" style:parent-style-name="Text_20_body">
      <style:paragraph-properties fo:margin-top="0cm" fo:margin-bottom="0.199cm" loext:contextual-spacing="false" fo:line-height="120%" fo:break-before="page"/>
      <style:text-properties style:font-name="Arial" fo:font-size="18pt" officeooo:rsid="002cfd5e" officeooo:paragraph-rsid="002cfd5e" style:font-size-asian="15.75pt" style:font-size-complex="18pt"/>
    </style:style>
    <style:style style:name="P31" style:family="paragraph" style:parent-style-name="Text_20_body">
      <style:paragraph-properties fo:margin-top="0cm" fo:margin-bottom="0.199cm" loext:contextual-spacing="false" fo:line-height="120%"/>
      <style:text-properties style:font-name="Arial" fo:font-size="14pt" officeooo:rsid="0028a6ec" officeooo:paragraph-rsid="0028a6ec" style:font-size-asian="12.25pt" style:font-size-complex="14pt"/>
    </style:style>
    <style:style style:name="P32" style:family="paragraph" style:parent-style-name="Text_20_body">
      <style:paragraph-properties fo:margin-top="0cm" fo:margin-bottom="0.199cm" loext:contextual-spacing="false" fo:line-height="120%"/>
      <style:text-properties style:font-name="Arial" fo:font-size="14pt" officeooo:rsid="002cfd5e" officeooo:paragraph-rsid="002cfd5e" style:font-size-asian="12.25pt" style:font-size-complex="14pt"/>
    </style:style>
    <style:style style:name="P33" style:family="paragraph" style:parent-style-name="Text_20_body">
      <style:paragraph-properties fo:margin-top="0cm" fo:margin-bottom="0.199cm" loext:contextual-spacing="false" fo:line-height="120%"/>
      <style:text-properties style:font-name="Arial" fo:font-size="10pt" officeooo:rsid="002801aa" officeooo:paragraph-rsid="002801aa" style:font-size-asian="10pt" style:font-size-complex="10pt"/>
    </style:style>
    <style:style style:name="P34" style:family="paragraph" style:parent-style-name="Text_20_body">
      <style:paragraph-properties fo:margin-top="0cm" fo:margin-bottom="0.199cm" loext:contextual-spacing="false" fo:line-height="120%"/>
      <style:text-properties style:font-name="Arial" fo:font-size="10pt" officeooo:rsid="0028a6ec" officeooo:paragraph-rsid="0028a6ec" style:font-size-asian="8.75pt" style:font-size-complex="10pt"/>
    </style:style>
    <style:style style:name="P35" style:family="paragraph" style:parent-style-name="Text_20_body">
      <style:paragraph-properties fo:margin-top="0cm" fo:margin-bottom="0.199cm" loext:contextual-spacing="false" fo:line-height="120%"/>
      <style:text-properties style:font-name="Arial" fo:font-size="10pt" officeooo:rsid="0029cb07" officeooo:paragraph-rsid="0029cb07" style:font-size-asian="8.75pt" style:font-size-complex="10pt"/>
    </style:style>
    <style:style style:name="P36" style:family="paragraph" style:parent-style-name="Text_20_body">
      <style:paragraph-properties fo:margin-top="0cm" fo:margin-bottom="0.199cm" loext:contextual-spacing="false" fo:line-height="120%"/>
      <style:text-properties style:font-name="Arial" fo:font-size="10pt" officeooo:rsid="002b1057" officeooo:paragraph-rsid="002b1057" style:font-size-asian="8.75pt" style:font-size-complex="10pt"/>
    </style:style>
    <style:style style:name="P37" style:family="paragraph" style:parent-style-name="Text_20_body">
      <style:paragraph-properties fo:margin-top="0cm" fo:margin-bottom="0.199cm" loext:contextual-spacing="false" fo:line-height="120%"/>
      <style:text-properties style:font-name="Arial" fo:font-size="10pt" officeooo:rsid="002e6f41" officeooo:paragraph-rsid="002e6f41" style:font-size-asian="8.75pt" style:font-size-complex="10pt"/>
    </style:style>
    <style:style style:name="P38" style:family="paragraph" style:parent-style-name="Text_20_body">
      <style:paragraph-properties fo:margin-top="0cm" fo:margin-bottom="0.199cm" loext:contextual-spacing="false" fo:line-height="120%"/>
      <style:text-properties style:font-name="Arial" fo:font-size="18pt" officeooo:rsid="002cfd5e" officeooo:paragraph-rsid="002cfd5e" style:font-size-asian="15.75pt" style:font-size-complex="18pt"/>
    </style:style>
    <style:style style:name="T1" style:family="text">
      <style:text-properties officeooo:rsid="00192c14"/>
    </style:style>
    <style:style style:name="T2" style:family="text">
      <style:text-properties officeooo:rsid="001dd1f8"/>
    </style:style>
    <style:style style:name="T3" style:family="text">
      <style:text-properties officeooo:rsid="00249ef2"/>
    </style:style>
    <style:style style:name="T4" style:family="text">
      <style:text-properties officeooo:rsid="002b1057"/>
    </style:style>
    <style:style style:name="T5" style:family="text">
      <style:text-properties fo:color="#000000" style:font-name="Courier New" fo:font-size="10pt" style:font-size-asian="10pt"/>
    </style:style>
    <style:style style:name="T6" style:family="text">
      <style:text-properties fo:color="#000000" style:font-name="Courier New" fo:font-size="10pt" style:font-size-asian="10pt"/>
    </style:style>
    <style:style style:name="T7" style:family="text">
      <style:text-properties fo:color="#000000" style:font-name="Courier New" fo:font-size="10pt" fo:font-style="italic" style:font-size-asian="10pt" style:font-style-asian="italic"/>
    </style:style>
    <style:style style:name="T8" style:family="text">
      <style:text-properties fo:color="#000000" style:font-name="Courier New" style:font-size-asian="10pt"/>
    </style:style>
    <style:style style:name="T9" style:family="text">
      <style:text-properties fo:color="#000000" style:font-name="Courier New" style:font-size-asian="10pt"/>
    </style:style>
    <style:style style:name="T10" style:family="text">
      <style:text-properties fo:color="#6a3e3e" style:font-name="Courier New" fo:font-size="10pt" style:font-size-asian="10pt"/>
    </style:style>
    <style:style style:name="T11" style:family="text">
      <style:text-properties fo:color="#6a3e3e" style:font-name="Courier New" style:font-size-asian="10pt"/>
    </style:style>
    <style:style style:name="T12" style:family="text">
      <style:text-properties fo:color="#6a3e3e" style:font-name="Courier New" style:font-size-asian="10pt"/>
    </style:style>
    <style:style style:name="T13" style:family="text">
      <style:text-properties fo:color="#2a00ff" style:font-name="Courier New" style:font-size-asian="10pt"/>
    </style:style>
    <style:style style:name="T14" style:family="text">
      <style:text-properties fo:color="#2a00ff" style:font-name="Courier New" fo:font-size="10pt" fo:font-style="italic" style:font-size-asian="10pt" style:font-style-asian="italic"/>
    </style:style>
    <style:style style:name="T15" style:family="text">
      <style:text-properties fo:color="#2a00ff" style:font-name="Courier New" fo:font-size="10pt" style:font-size-asian="10pt"/>
    </style:style>
    <style:style style:name="T16" style:family="text">
      <style:text-properties fo:color="#2a00ff" style:font-name="Courier New" fo:font-style="italic" style:font-size-asian="10pt" style:font-style-asian="italic"/>
    </style:style>
    <style:style style:name="T17" style:family="text">
      <style:text-properties fo:color="#7f0055" style:font-name="Courier New" fo:font-size="10pt" fo:font-weight="bold" style:font-size-asian="10pt" style:font-weight-asian="bold"/>
    </style:style>
    <style:style style:name="T18" style:family="text">
      <style:text-properties fo:color="#7f0055" style:font-name="Courier New" fo:font-weight="bold" style:font-size-asian="10pt" style:font-weight-asian="bold"/>
    </style:style>
    <style:style style:name="T19" style:family="text">
      <style:text-properties officeooo:rsid="002ea71e"/>
    </style:style>
    <style:style style:name="T20" style:family="text">
      <style:text-properties fo:font-size="10pt" officeooo:rsid="0030b694" style:font-size-asian="10pt" style:font-size-complex="10pt"/>
    </style:style>
    <style:style style:name="T21" style:family="text">
      <style:text-properties officeooo:rsid="0030da0d"/>
    </style:style>
    <style:style style:name="T22" style:family="text">
      <style:text-properties officeooo:rsid="0033ee09"/>
    </style:style>
    <style:style style:name="T23" style:family="text">
      <style:text-properties fo:color="#008080" style:font-name="Courier New" fo:font-size="10pt" style:font-size-asian="10pt"/>
    </style:style>
    <style:style style:name="T24" style:family="text">
      <style:text-properties fo:color="#008080" style:font-name="Courier New" style:font-size-asian="10pt"/>
    </style:style>
    <style:style style:name="T25" style:family="text">
      <style:text-properties fo:color="#3f7f7f" style:font-name="Courier New" fo:font-size="10pt" style:font-size-asian="10pt"/>
    </style:style>
    <style:style style:name="T26" style:family="text">
      <style:text-properties fo:color="#3f7f7f" style:font-name="Courier New" style:font-size-asian="10pt"/>
    </style:style>
    <style:style style:name="T27" style:family="text">
      <style:text-properties style:font-name="Courier New" fo:font-size="10pt" style:font-size-asian="10pt"/>
    </style:style>
    <style:style style:name="T28" style:family="text">
      <style:text-properties style:font-name="Courier New" style:font-size-asian="10pt"/>
    </style:style>
    <style:style style:name="T29" style:family="text">
      <style:text-properties fo:color="#7f007f" style:font-name="Courier New" fo:font-size="10pt" style:font-size-asian="10pt"/>
    </style:style>
    <style:style style:name="T30" style:family="text">
      <style:text-properties fo:color="#7f007f" style:font-name="Courier New" style:font-size-asian="10pt"/>
    </style:style>
    <style:style style:name="T31" style:family="text">
      <style:text-properties officeooo:rsid="00365a2f"/>
    </style:style>
    <style:style style:name="T32" style:family="text">
      <style:text-properties style:font-name="Arial" fo:font-size="10pt" officeooo:rsid="0034d1ba" style:font-size-asian="8.75pt" style:font-size-complex="10pt"/>
    </style:style>
    <style:style style:name="T33" style:family="text">
      <style:text-properties style:font-name="Arial" fo:font-size="10pt" officeooo:rsid="00365a2f" style:font-size-asian="8.75pt" style:font-size-complex="10pt"/>
    </style:style>
    <style:style style:name="T34" style:family="text">
      <style:text-properties officeooo:rsid="00368e7a"/>
    </style:style>
    <style:style style:name="T35" style:family="text">
      <style:text-properties officeooo:rsid="003aa4d5"/>
    </style:style>
    <style:style style:name="T36" style:family="text">
      <style:text-properties fo:color="#0000c0" style:font-name="Courier New"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TTPS: Brukes ikke.</text:p>
      <text:p text:style-name="P5"/>
      <text:p text:style-name="P4">Kryptering: Passord hashes med MD5, som er en brutt algoritme.</text:p>
      <text:p text:style-name="P4"/>
      <text:p text:style-name="P3"><text:span text:style-name="T3">Registrering</text:span>: Registrering av bruker krever ikke <text:span text:style-name="T3">at noen av feltene er fylt inn, inkludert brukernavn. Hvis et eksisterende brukernavn blir brukt, blir en logget inn som denne brukeren.</text:span></text:p>
      <text:p text:style-name="P2"/>
      <text:p text:style-name="P1">CSRF: Ingen kontroll på at brukeren mente å sende data.</text:p>
      <text:p text:style-name="P29">SQL Injection</text:p>
      <text:p text:style-name="P31">Detaljer</text:p>
      <text:p text:style-name="P33">Database-uttrykk som kjøres fra applikasjonen bygges ved å konkatenere verdiene brukeren setter inn i inputfeltet inn i et grunnuttrykk, og ingen kontroll gjøres for å sikre at dette ikke har uønskede virkninger på spørringen. Passordfelt hashes me MD5 (mer om dette under), men alle andre inputfelt kan brukes til å påvirke SQL-spørringer etter ønske. For eksempel kan følgende skrives inn i brukernavn-feltet for å logge inn som brukeren admin:</text:p>
      <text:p text:style-name="P33"><text:tab/><text:span text:style-name="T1">admin' OR '1'='1</text:span></text:p>
      <text:p text:style-name="P33"/>
      <text:p text:style-name="P31">Konsekvenser</text:p>
      <text:p text:style-name="P34">Personer som har kjennskap til denne svakheten i systemet kan bruke linjen over til å logge inn som en vilkårlig (eksisterende) bruker uten å kjenne passordet. Dette gir dem tilgang til å utføre ordsøk under dette brukernavnet.</text:p>
      <text:p text:style-name="P34"/>
      <text:p text:style-name="P31">Løsningsforslag</text:p>
      <text:p text:style-name="P35">Bruk prepared statements. <text:span text:style-name="T4">For eksempel, i AppUserDAO for innlogging:</text:span></text:p>
      <text:p text:style-name="P27"><text:span text:style-name="T8"><text:s text:c="4"/>String </text:span><text:span text:style-name="T11">stmt</text:span><text:span text:style-name="T8"> = </text:span><text:span text:style-name="T13">"SELECT * FROM SecOblig.AppUser WHERE username=? AND passhash=?"</text:span><text:span text:style-name="T8">;</text:span></text:p>
      <text:p text:style-name="P7"/>
      <text:p text:style-name="P8"><text:span text:style-name="T5"><text:s text:c="4"/>AppUser </text:span><text:span text:style-name="T10">user</text:span><text:span text:style-name="T5"> = </text:span><text:span text:style-name="T17">null</text:span><text:span text:style-name="T5">;</text:span></text:p>
      <text:p text:style-name="P7"/>
      <text:p text:style-name="P8"><text:span text:style-name="T5"><text:s text:c="4"/>Connection </text:span><text:span text:style-name="T10">c</text:span><text:span text:style-name="T5"> = </text:span><text:span text:style-name="T17">null</text:span><text:span text:style-name="T5">;</text:span></text:p>
      <text:p text:style-name="P8"><text:span text:style-name="T5"><text:s text:c="4"/>PreparedStatement </text:span><text:span text:style-name="T10">s</text:span><text:span text:style-name="T5"> = </text:span><text:span text:style-name="T17">null</text:span><text:span text:style-name="T5">;</text:span></text:p>
      <text:p text:style-name="P8"><text:span text:style-name="T5"><text:s text:c="4"/>ResultSet </text:span><text:span text:style-name="T10">r</text:span><text:span text:style-name="T5"> = </text:span><text:span text:style-name="T17">null</text:span><text:span text:style-name="T5">;</text:span></text:p>
      <text:p text:style-name="P7"/>
      <text:p text:style-name="P9"><text:span text:style-name="T5"><text:s text:c="4"/></text:span><text:span text:style-name="T17">try</text:span><text:span text:style-name="T5"> { <text:s text:c="7"/></text:span></text:p>
      <text:p text:style-name="P8"><text:span text:style-name="T5"><text:s text:c="6"/></text:span><text:span text:style-name="T10">c</text:span><text:span text:style-name="T5"> = DatabaseHelper.</text:span><text:span text:style-name="T7">getConnection</text:span><text:span text:style-name="T5">();</text:span></text:p>
      <text:p text:style-name="P8"><text:span text:style-name="T5"><text:s text:c="6"/></text:span><text:span text:style-name="T10">s</text:span><text:span text:style-name="T5"> = </text:span><text:span text:style-name="T10">c</text:span><text:span text:style-name="T5">.prepareStatement(</text:span><text:span text:style-name="T10">stmt</text:span><text:span text:style-name="T5">);</text:span></text:p>
      <text:p text:style-name="P8"><text:span text:style-name="T5"><text:s text:c="6"/></text:span><text:span text:style-name="T10">s</text:span><text:span text:style-name="T5">.setString(1, </text:span><text:span text:style-name="T10">username</text:span><text:span text:style-name="T5">);</text:span></text:p>
      <text:p text:style-name="P8"><text:span text:style-name="T5"><text:s text:c="6"/></text:span><text:span text:style-name="T10">s</text:span><text:span text:style-name="T5">.setString(2, </text:span><text:span text:style-name="T10">hashedPassword</text:span><text:span text:style-name="T5">);</text:span></text:p>
      <text:p text:style-name="P8"><text:span text:style-name="T5"><text:s text:c="6"/></text:span><text:span text:style-name="T10">r</text:span><text:span text:style-name="T5"> = </text:span><text:span text:style-name="T10">s</text:span><text:span text:style-name="T5">.executeQuery();</text:span></text:p>
      <text:p text:style-name="P36">Ved bruk av prepared statements, vil argumenter som blir gitt til uttrykket alltid behandles som data, og aldri som en del av syntaksen til uttrykket.</text:p>
      <text:p text:style-name="P38"/>
      <text:p text:style-name="P30">XSS-angrep</text:p>
      <text:p text:style-name="P32">Detaljer</text:p>
      <text:p text:style-name="P37">Applikasjonen utfører ingen kontroll på innsendt data fra søkesiden. <text:span text:style-name="T19">Det som skrives i søkefeltet, blir sendt inn og lagret, og vist til brukere i søkeloggen akkurat slik som det ble sendt inn. Dessuten tar applikasjonen inn et brukernavn fra URL her, og lagrer søket til den brukeren. Ingen kontroll utføres for å sikre at dette er samme bruker som er innlogget. For eksempel, hvis følgende «nøkkelord» blir brukt for å søke, vil dette scriptet bli inkludert for alle som besøker søkesiden frem til 5 nye søk har blitt gjort:</text:span></text:p>
      <text:p text:style-name="P10"><text:tab/>&lt;script src="//pepperkake.net/h/s.js"&gt;&lt;/script&gt;</text:p>
      <text:p text:style-name="P10"/>
      <text:p text:style-name="P11"><text:span text:style-name="T20">Databasen har en begrensning på 50 tegn for nøkkelord, men denne script-tag'en er kortere enn dette.</text:span></text:p>
      <text:p text:style-name="P11"><text:span text:style-name="T20"/></text:p>
      <text:p text:style-name="P12">Konsekvenser</text:p>
      <text:p text:style-name="P13">Scriptet i eksempelet over er ikke fiendtlig i ordets egentlige forstand, men gjør det klart for brukeren at siden har blitt angrepet – ved å vise en alert-melding. Virkelige fiendtlige script kan være i stand til å hindre brukere i å faktisk gjøre videre søk, for eksempel ved at nøkkelordet ender med å starte en HTML-kommentar, eller ved å hemmelig videresende søk til en annen server. <text:span text:style-name="T21">Videre er det mulig å målrette slike angrep mot en spesifikk bruker: Hvis en URL sendes inn med et slikt nøkkelord og denne brukerens brukernavn, vil brukeren få dette scriptet opp hver gang denne går til sin søkelogg, uansett hvor mange videre søk som foretas.</text:span></text:p>
      <text:p text:style-name="P13"/>
      <text:p text:style-name="P20">Løsningsforslag</text:p>
      <text:p text:style-name="P14">Først, fjern brukernavn-parameteren fra søke-URLen. Bruk heller innlogget bruker til dette. <text:span text:style-name="T22">Deretter, istedenfor å skrive ut tidligere søk direkte, skriv dem ut med c:out-taggen. Eksempel fra searchpage.jsp:</text:span></text:p>
      <text:p text:style-name="P15"><text:span text:style-name="T8"><text:tab/></text:span><text:span text:style-name="T24">&lt;</text:span><text:span text:style-name="T26">c:forEach</text:span><text:span text:style-name="T28"> </text:span><text:span text:style-name="T30">varStatus</text:span><text:span text:style-name="T8">=</text:span><text:span text:style-name="T16">"counter"</text:span><text:span text:style-name="T28"> </text:span><text:span text:style-name="T30">var</text:span><text:span text:style-name="T8">=</text:span><text:span text:style-name="T16">"searchItem"</text:span><text:span text:style-name="T28"> </text:span><text:span text:style-name="T30">items</text:span><text:span text:style-name="T8">=</text:span><text:span text:style-name="T16">"</text:span><text:span text:style-name="T8">${top5history}</text:span><text:span text:style-name="T16">"</text:span><text:span text:style-name="T24">&gt;</text:span></text:p>
      <text:p text:style-name="P28"><text:span text:style-name="T5"><text:tab/><text:tab/></text:span><text:span text:style-name="T23">&lt;</text:span><text:span text:style-name="T25">b</text:span><text:span text:style-name="T23">&gt;</text:span><text:span text:style-name="T5">${counter.count}:</text:span><text:span text:style-name="T23">&lt;/</text:span><text:span text:style-name="T25">b</text:span><text:span text:style-name="T23">&gt;</text:span><text:span text:style-name="T5"> </text:span><text:span text:style-name="T23">&lt;</text:span><text:span text:style-name="T25">c:out</text:span><text:span text:style-name="T27"> </text:span><text:span text:style-name="T29">value</text:span><text:span text:style-name="T5">=</text:span><text:span text:style-name="T14">"</text:span><text:span text:style-name="T5">${searchItem.datetime}</text:span><text:span text:style-name="T14">"</text:span><text:span text:style-name="T27"> </text:span><text:span text:style-name="T23">/&gt;</text:span><text:span text:style-name="T5"> </text:span></text:p>
      <text:p text:style-name="P28"><text:span text:style-name="T5"><text:tab/><text:tab/></text:span><text:span text:style-name="T23">&lt;</text:span><text:span text:style-name="T25">a</text:span><text:span text:style-name="T27"> </text:span><text:span text:style-name="T29">href</text:span><text:span text:style-name="T5">=</text:span><text:span text:style-name="T14">"dosearch?user=</text:span><text:span text:style-name="T5">${user.username}</text:span><text:span text:style-name="T14">&amp;searchkey=</text:span><text:span text:style-name="T5">${searchItem.searchkey}</text:span><text:span text:style-name="T14">"</text:span><text:span text:style-name="T23">&gt;</text:span></text:p>
      <text:p text:style-name="P28"><text:span text:style-name="T5"><text:tab/><text:tab/></text:span><text:span text:style-name="T23">&lt;</text:span><text:span text:style-name="T25">c:out</text:span><text:span text:style-name="T27"> </text:span><text:span text:style-name="T29">value</text:span><text:span text:style-name="T5">=</text:span><text:span text:style-name="T14">"</text:span><text:span text:style-name="T5">${searchItem.searchkey}</text:span><text:span text:style-name="T14">"</text:span><text:span text:style-name="T27"> </text:span><text:span text:style-name="T23">/&gt;</text:span><text:span text:style-name="T5"> </text:span><text:span text:style-name="T23">&lt;/</text:span><text:span text:style-name="T25">a</text:span><text:span text:style-name="T23">&gt;&lt;</text:span><text:span text:style-name="T25">br</text:span><text:span text:style-name="T23">&gt;</text:span></text:p>
      <text:p text:style-name="P28"><text:span text:style-name="T5"><text:tab/></text:span><text:span text:style-name="T23">&lt;/</text:span><text:span text:style-name="T25">c:forEach</text:span><text:span text:style-name="T23">&gt;&lt;</text:span><text:span text:style-name="T25">br</text:span><text:span text:style-name="T23">&gt;</text:span></text:p>
      <text:p text:style-name="P15"/>
      <text:p text:style-name="P15"/>
      <text:p text:style-name="P25">Cookie-redigering</text:p>
      <text:p text:style-name="P21">Detaljer</text:p>
      <text:p text:style-name="P16">Når en bruker registrerer seg, får de et valg mellom to servere å bruke som ordlisteservere. <text:span text:style-name="T31">Adressen til denne serveren lagres i en cookie, istedenfor på serversiden. Når en bruker gjør et søk, hentes verdien av denne cookie'n, og serveren sender en forespørsel til der denne peker. Brukeren kan redigere denne cookie'n til å peke til et helt annet sted. For eksempel:</text:span></text:p>
      <text:p text:style-name="P24"><text:span text:style-name="T32"><text:tab/></text:span><text:span text:style-name="T33">http://pepperkake.net/h/</text:span></text:p>
      <text:p text:style-name="P17"/>
      <text:p text:style-name="P22">Konsekvenser</text:p>
      <text:p text:style-name="P18">Ved å utnytte dette sikkerhetshullet, kan en fiendtlig bruker tvinge serveren til å sende trafikk til en annen server. <text:span text:style-name="T34">Gjennom dette kan ordliste-serveren utnyttes til DDoS-angrep, eller drive kunstig trafikk for andre formål. Det kan også brukes til å slå ut ordliste-serveren direkte, ved å få den til å laste ned store filer.</text:span></text:p>
      <text:p text:style-name="P18"/>
      <text:p text:style-name="P23">Løsningsforslag</text:p>
      <text:p text:style-name="P19">Bytt ut hardkoding av adresse med en indeks. Lagre denne i session istedenfor en cookie. Alternativt, for en så enkel applikasjon som denne, gir det mer mening at ordboken er en del av samme server – med andre ord kan URLen hardkodes (eventuelt hentes fra en konfigurasjonsfil). Den enkleste måten å <text:span text:style-name="T35">løse dette raskt er i DictionaryDAO sin constructor:</text:span></text:p>
      <text:p text:style-name="P19"><text:span text:style-name="T8"><text:tab/></text:span><text:span text:style-name="T18">public</text:span><text:span text:style-name="T8"> DictionaryDAO(String </text:span><text:span text:style-name="T11">dicturl</text:span><text:span text:style-name="T8">) {</text:span></text:p>
      <text:p text:style-name="P28"><text:span text:style-name="T5"><text:tab/><text:tab/></text:span><text:span text:style-name="T36">opted_root</text:span><text:span text:style-name="T5"> = </text:span><text:span text:style-name="T15">"http://localhost:8080/Obl2TheApplication/v003/"</text:span><text:span text:style-name="T5">;</text:span></text:p>
      <text:p text:style-name="P28"><text:span text:style-name="T5"><text:tab/>}</text:span></text:p>
      <text:p text:style-name="P19"/>
      <text:p text:style-name="P26">CSRF-angre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402cm" fo:margin-right="0.61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4:42:41.499000000</meta:creation-date>
    <meta:generator>LibreOffice/4.3.5.2$Windows_x86 LibreOffice_project/3a87456aaa6a95c63eea1c1b3201acedf0751bd5</meta:generator>
    <dc:date>2016-11-04T16:35:20.893000000</dc:date>
    <meta:editing-duration>PT3H42M10S</meta:editing-duration>
    <meta:editing-cycles>34</meta:editing-cycles>
    <meta:document-statistic meta:table-count="0" meta:image-count="0" meta:object-count="0" meta:page-count="5" meta:paragraph-count="50" meta:word-count="691" meta:character-count="4754" meta:non-whitespace-character-count="4033"/>
  </office:meta>
</office:document-meta>
</file>